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5.344cm"/>
    </style:style>
    <style:style style:name="co14" style:family="table-column">
      <style:table-column-properties fo:break-before="auto" style:column-width="3.08cm"/>
    </style:style>
    <style:style style:name="co15" style:family="table-column">
      <style:table-column-properties fo:break-before="auto" style:column-width="2.60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894cm" fo:break-before="auto" style:use-optimal-row-height="true"/>
    </style:style>
    <style:style style:name="ro3" style:family="table-row">
      <style:table-row-properties style:row-height="1.893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1.93cm" fo:break-before="auto" style:use-optimal-row-height="true"/>
    </style:style>
    <style:style style:name="ro8" style:family="table-row">
      <style:table-row-properties style:row-height="3.743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2.342cm" fo:break-before="auto" style:use-optimal-row-height="true"/>
    </style:style>
    <style:style style:name="ro12" style:family="table-row">
      <style:table-row-properties style:row-height="2.427cm" fo:break-before="auto" style:use-optimal-row-height="true"/>
    </style:style>
    <style:style style:name="ro13" style:family="table-row">
      <style:table-row-properties style:row-height="1.637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685cm" fo:break-before="auto" style:use-optimal-row-height="true"/>
    </style:style>
    <style:style style:name="ro16" style:family="table-row">
      <style:table-row-properties style:row-height="2.499cm" fo:break-before="auto" style:use-optimal-row-height="true"/>
    </style:style>
    <style:style style:name="ro17" style:family="table-row">
      <style:table-row-properties style:row-height="0.868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1.263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2.08cm" fo:break-before="auto" style:use-optimal-row-height="true"/>
    </style:style>
    <style:style style:name="ro22" style:family="table-row">
      <style:table-row-properties style:row-height="1.868cm" fo:break-before="auto" style:use-optimal-row-height="true"/>
    </style:style>
    <style:style style:name="ro23" style:family="table-row">
      <style:table-row-properties style:row-height="2.29cm" fo:break-before="auto" style:use-optimal-row-height="true"/>
    </style:style>
    <style:style style:name="ro24" style:family="table-row">
      <style:table-row-properties style:row-height="3.316cm" fo:break-before="auto" style:use-optimal-row-height="true"/>
    </style:style>
    <style:style style:name="ro25" style:family="table-row">
      <style:table-row-properties style:row-height="1.921cm" fo:break-before="auto" style:use-optimal-row-height="true"/>
    </style:style>
    <style:style style:name="ro26" style:family="table-row">
      <style:table-row-properties style:row-height="4.29cm" fo:break-before="auto" style:use-optimal-row-height="true"/>
    </style:style>
    <style:style style:name="ro27" style:family="table-row">
      <style:table-row-properties style:row-height="2.473cm" fo:break-before="auto" style:use-optimal-row-height="true"/>
    </style:style>
    <style:style style:name="ro28" style:family="table-row">
      <style:table-row-properties style:row-height="4.001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3.685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5.396cm" fo:break-before="auto" style:use-optimal-row-height="tru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3.2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22pt" fo:language="en" fo:country="US" style:font-name-asian="Tahoma" style:font-size-asian="22pt" style:language-asian="en" style:country-asian="US" style:font-name-complex="Tahoma" style:font-size-complex="22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Tahoma" style:font-size-asian="44pt" style:language-asian="en" style:country-asian="US" style:font-name-complex="Tahoma" style:font-size-complex="44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24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farsi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0" office:value-type="string">
            <text:p>در ماه سپتامبر، در کاوازاکی، جمعيت حدود ۵۰۰ نفر کاهش يافت.</text:p>
          </table:table-cell>
          <table:table-cell table:style-name="ce13" office:value-type="string" table:number-columns-spanned="2" table:number-rows-spanned="1">
            <text:p>jamIyaats[population / xoduwd[about / nafaar[people / kooheeshi[decread / yaaft[found</text:p>
          </table:table-cell>
          <table:covered-table-cell table:style-name="ce13"/>
          <table:table-cell table:style-name="ce14" office:value-type="string">
            <text:p>https://www.city.kawasaki.jp/170/page/0000133443.html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1T10:50:22.01">
            <text:p>1021 <text:s/>105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1T10:50:22.01">
            <text:p>1021 <text:s/>1050</text:p>
          </table:table-cell>
          <table:table-cell table:style-name="ce7" table:formula="of:=NOW()" office:value-type="date" office:date-value="2021-10-21T10:50:22.01">
            <text:p>1021 <text:s/>105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1T10:50:22.01">
            <text:p>1021 <text:s/>105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0" office:value-type="string">
            <text:p>من كسر قرار الاحتلال بتحديد عدد المصلين في المسجد الابراهيمي بمدينة الخليل.</text:p>
          </table:table-cell>
          <table:table-cell table:style-name="ce13" office:value-type="string" table:number-columns-spanned="3" table:number-rows-spanned="1">
            <text:p>min[whoever / kasara[broke qaraar[resolution / bi-taxadiydi[determin / AAdad[number / mus^aliyna[worshippers / fi'l'masdhidi[in-mosque / * / bi-madiyna[city</text:p>
          </table:table-cell>
          <table:covered-table-cell table:style-name="ce13"/>
          <table:covered-table-cell table:style-name="ce14"/>
          <table:table-cell table:style-name="Default" office:value-type="string">
            <text:p>https://felesteen.ps/post/72549/%D8%A5%D8%B5%D8%A7%D8%A8%D8%A9-%D8%AC%D9%86%D8%AF%D9%8A-%D8%A8%D8%A7%D9%84%D8%B1%D8%A3%D8%B3-%D8%B7%D9%81%D9%84-%D9%8A%D8%AF%D9%88%D8%AE-%D8%AC%D9%86%D9%88%D8%AF-%D8%A7%D9%84%D8%A7%D8%AD%D8%AA%D9%84%D8%A7%D9%84-%D9%81%D9%8A-%D8%A7%D9%84%D8%AE%D9%84%D9%8A%D9%84</text:p>
          </table:table-cell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1T10:50:22.09">
            <text:p>1021 <text:s/>105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1T10:50:22.09">
            <text:p>1021 <text:s/>1050</text:p>
          </table:table-cell>
          <table:table-cell table:style-name="ce7" table:formula="of:=NOW()" office:value-type="date" office:date-value="2021-10-21T10:50:22.09">
            <text:p>1021 <text:s/>105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1T10:50:22.09">
            <text:p>1021 <text:s/>105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me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28:36.12">
            <text:p>1021</text:p>
          </table:table-cell>
          <table:table-cell table:style-name="ce9"/>
          <table:table-cell table:style-name="ce11" office:value-type="string">
            <text:p>ខ្មែរ (ជនជាតិ)</text:p>
          </table:table-cell>
          <table:table-cell table:style-name="ce13" office:value-type="string">
            <office:annotation office:display="true" draw:style-name="gr1" draw:text-style-name="P1" svg:width="2.899cm" svg:height="2.966cm" svg:x="28.625cm" svg:y="1.793cm" draw:caption-point-x="-3.97cm" draw:caption-point-y="-1.121cm">
              <dc:creator>ik</dc:creator>
              <dc:date>2021-10-21T00:00:00</dc:date>
              <text:p text:style-name="P1">1 : high</text:p>
              <text:p text:style-name="P1">2 : m - h</text:p>
              <text:p text:style-name="P1">3 : middle</text:p>
              <text:p text:style-name="P1">4 : l – m</text:p>
              <text:p text:style-name="P1">5 : m - l</text:p>
              <text:p text:style-name="P1">6 : low</text:p>
              <text:p text:style-name="P1"/>
            </office:annotation>
            <text:p>k6-ma4 / chong3-chii5</text:p>
          </table:table-cell>
          <table:table-cell table:style-name="ce13" office:value-type="string">
            <text:p>Khmer (Ethnicity)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1" office:value-type="string">
            <text:p>គឺ​ជា​ ក្រុម​ ជន​ជាតិ​ ដ៏​ច្រើន​</text:p>
          </table:table-cell>
          <table:table-cell table:style-name="ce13" office:value-type="string">
            <text:p>ku3-chi3[is / krom5[group / chong3-chii5[ethnicity / doo3-chi6-raan5[lots</text:p>
          </table:table-cell>
          <table: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1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1T10:50:22.16">
            <text:p>1021 <text:s/>105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1T10:50:22.16">
            <text:p>1021 <text:s/>1050</text:p>
          </table:table-cell>
          <table:table-cell table:style-name="ce7" table:formula="of:=NOW()" office:value-type="date" office:date-value="2021-10-21T10:50:22.16">
            <text:p>1021 <text:s/>105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1T10:50:22.16">
            <text:p>1021 <text:s/>105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et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/>
          <table:table-cell table:style-name="ce19" office:value-type="string" table:number-columns-spanned="3" table:number-rows-spanned="1">
            <text:p>Hồ Chí Minh (chữ Nho: 胡志明; 19 tháng 5 năm 1890 – 2 tháng 9 năm 1969), tên[name khai[birth~1 sinh là Nguyễn Sinh Cung (chữ Nho: 阮生恭), là một nhà[revolutionary~2 cách mạng và chính[just:statesman~2 khách[guest người[person Việt Nam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Ông[he là người sáng[shining:foundation~1 lập ra Đảng Cộng sản Việt Nam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, từng[ever là Chủ[master tịch[national~1 nước Việt Nam Dân chủ Cộng hoà từ[from 1945 -1969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 office:value-type="date" office:date-value="2021-10-20T11:46:51.17">
            <text:p>1020</text:p>
          </table:table-cell>
          <table:table-cell table:style-name="ce9"/>
          <table:table-cell table:style-name="ce12" office:value-type="string" table:number-columns-spanned="3" table:number-rows-spanned="1">
            <text:p><text:s/>Thủ[PM~1 tướng Việt Nam Dân chủ Cộng hòa trong[in những[years~1 năm 1945–1955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Tổng[general-secret~1 Bí thư Ban Chấp hành Trung ương Đảng[worker's-party~1 Lao động Việt Nam từ 1956 - 1960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/>
          <table:table-cell table:style-name="ce12" office:value-type="string" table:number-columns-spanned="3" table:number-rows-spanned="1">
            <text:p>Chủ[chair-person~1 tịch Ban[executive-committee~2 Chấp hành Trung ương Đảng Lao động Việt Nam từ năm 1951 đến khi[at qua[pass.v đời[life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Ở Việt Nam, ông thường[often được[get gọi[call:goi là Bác Hồ.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 office:value-type="date" office:date-value="2021-10-21T09:15:29.28">
            <text:p>1021</text:p>
          </table:table-cell>
          <table:table-cell table:style-name="ce9"/>
          <table:table-cell table:style-name="ce12" office:value-type="string" table:number-columns-spanned="3" table:number-rows-spanned="1">
            <text:p>Trong[in quãng[interval thời[time~1 gian sinh[live~1 sống và hoạt[work~1 động trước[before khi[at lên[climb nắm[take quyền[authorities, 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number-columns-repeated="2"/>
          <table:table-cell table:style-name="ce6"/>
          <table:table-cell table:style-name="ce9"/>
          <table:table-cell table:style-name="ce12" office:value-type="string" table:number-columns-spanned="3" table:number-rows-spanned="1">
            <text:p>Hồ Chí Minh đã[went~1 đi qua[by nhiều quốc[country~1 gia và châu[continents~1 lục,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1T10:50:22.23">
            <text:p>1021 <text:s/>105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1T10:50:22.23">
            <text:p>1021 <text:s/>1050</text:p>
          </table:table-cell>
          <table:table-cell table:style-name="ce7" table:formula="of:=NOW()" office:value-type="date" office:date-value="2021-10-21T10:50:22.23">
            <text:p>1021 <text:s/>105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1T10:50:22.23">
            <text:p>1021 <text:s/>105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 table:number-rows-repeated="7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6" table:default-cell-style-name="ce3"/>
        <table:table-column table:style-name="co15" table:default-cell-style-name="ce3"/>
        <table:table-column table:style-name="co2" table:default-cell-style-name="ce3"/>
        <table:table-column table:style-name="co11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1" table:default-cell-style-name="ce3"/>
        <table:table-row table:style-name="ro14">
          <table:table-cell table:style-name="ce20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4" table:formula="of:=CONCATENATE(&quot;(&quot;;MAX([.A3:.A7]);&quot;)&quot;)" office:value-type="string" office:string-value="(7)">
            <text:p>(7)</text:p>
          </table:table-cell>
          <table:table-cell table:style-name="ce4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3">
            <text:p>3</text:p>
          </table:table-cell>
          <table:table-cell table:style-name="ce2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buy. to buy. necessary. / I buy. she buys. we buy. / I want to buy. I need to buy.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4">
            <text:p>4</text:p>
          </table:table-cell>
          <table:table-cell table:style-name="ce2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what? / what do I buy? / what did I buy? / what do I need to buy? / what do I want to buy? / </text:p>
          </table:table-cell>
          <table:table-cell table:style-name="ce22"/>
          <table:table-cell table:style-name="ce23" office:value-type="string">
            <text:p>buy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">
            <text:p>5</text:p>
          </table:table-cell>
          <table:table-cell table:style-name="ce2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shop. store. supermarket. / I go to the store. / name. the name of the store. / how often. often. how often do you go?</text:p>
          </table:table-cell>
          <table:table-cell table:style-name="ce22"/>
          <table:table-cell table:style-name="ce23" office:value-type="string">
            <text:p>store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often. how often? / go. do you go? you. / I go. I go to the shop. I go to the shop often.</text:p>
          </table:table-cell>
          <table:table-cell table:style-name="ce22"/>
          <table:table-cell table:style-name="ce23" office:value-type="string">
            <text:p>go out</text:p>
          </table:table-cell>
          <table:table-cell table:style-name="ce23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7">
            <text:p>7</text:p>
          </table:table-cell>
          <table:table-cell table:style-name="ce2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you. you go / I go / they go / he goes</text:p>
          </table:table-cell>
          <table:table-cell table:style-name="ce22"/>
          <table:table-cell table:style-name="ce23" office:value-type="string">
            <text:p>go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8">
            <text:p>8</text:p>
          </table:table-cell>
          <table:table-cell table:style-name="ce2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I drink / water / I drink water / you drink water / they drink water / he drinks water</text:p>
          </table:table-cell>
          <table:table-cell table:style-name="ce22"/>
          <table:table-cell table:style-name="ce23" office:value-type="string">
            <text:p>drin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9">
            <text:p>9</text:p>
          </table:table-cell>
          <table:table-cell table:style-name="ce2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this / that / what? / who? / what is this? / what is that?</text:p>
          </table:table-cell>
          <table:table-cell table:style-name="ce22"/>
          <table:table-cell table:style-name="ce23" office:value-type="string">
            <text:p>ask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0">
            <text:p>10</text:p>
          </table:table-cell>
          <table:table-cell table:style-name="ce2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21" office:value-type="string">
            <text:p>here / there / I go / I go there / you go / you go ther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1">
            <text:p>11</text:p>
          </table:table-cell>
          <table:table-cell table:style-name="ce2" office:value-type="float" office:value="110">
            <text:p>110</text:p>
          </table:table-cell>
          <table:table-cell table:style-name="ce6"/>
          <table:table-cell table:style-name="ce9"/>
          <table:table-cell table:style-name="ce21" office:value-type="string">
            <text:p>help / I need / your help / I need your help</text:p>
          </table:table-cell>
          <table:table-cell table:style-name="ce22"/>
          <table:table-cell table:style-name="ce23" office:value-type="string">
            <text:p>help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">
            <text:p>12</text:p>
          </table:table-cell>
          <table:table-cell table:style-name="ce2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21" office:value-type="string">
            <text:p>injury / pain / you have pain / you got injured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3">
            <text:p>13</text:p>
          </table:table-cell>
          <table:table-cell table:style-name="ce2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21" office:value-type="string">
            <text:p>food / I eat / he eats / I eat food / you eat food / you ate <text:s/>food / already / not yet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1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14">
            <text:p>14</text:p>
          </table:table-cell>
          <table:table-cell table:style-name="ce2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22"/>
          <table:table-cell table:style-name="ce23" office:value-type="string">
            <text:p>walk,run / mode</text:p>
          </table:table-cell>
          <table:table-cell table:style-name="ce23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2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5">
            <text:p>15</text:p>
          </table:table-cell>
          <table:table-cell table:style-name="ce2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聞く。書く。見る。知る。分かる。　=&gt;　を使った、文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6">
            <text:p>16</text:p>
          </table:table-cell>
          <table:table-cell table:style-name="ce2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笛。竹。造る。竹で造る。竹で作った笛。</text:p>
          </table:table-cell>
          <table:table-cell table:style-name="ce22"/>
          <table:table-cell table:style-name="ce23"/>
          <table:table-cell table:style-name="ce23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2">
            <text:p>1021 <text:s/>1050</text:p>
          </table:table-cell>
          <table:table-cell table:number-columns-repeated="1011"/>
        </table:table-row>
        <table:table-row table:style-name="ro18">
          <table:table-cell table:number-columns-repeated="2"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21" office:value-type="string">
            <text:p>頭から、血が出ています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21" office:value-type="string">
            <text:p>何時から始まるか、知っていますか。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眠いですか。疲れていま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3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何時に終わるか、知っていますか。午後４時に、終わり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3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1">
            <text:p>21</text:p>
          </table:table-cell>
          <table:table-cell table:style-name="ce2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21" office:value-type="string">
            <text:p>今日はとても暑いです。少し休みましょう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3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とても暑いです。 / I drink water very much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3">
            <text:p>1021 <text:s/>1050</text:p>
          </table:table-cell>
          <table:table-cell table:number-columns-repeated="1011"/>
        </table:table-row>
        <table:table-row table:style-name="ro9">
          <table:table-cell table:style-name="ce2" table:formula="of:=ROW()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21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3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、風が吹いている。とても寒いです。雨が降る。雨が降るかも知れませ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3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21" office:value-type="string">
            <text:p>今日は雲がない。とても暑いです。/ 熱中症。水を飲み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4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風が吹いている。風が吹いていない。どっちですか？</text:p>
          </table:table-cell>
          <table:table-cell table:style-name="ce22"/>
          <table:table-cell table:style-name="ce23" office:value-type="string">
            <text:p>A or B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4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21" office:value-type="string">
            <text:p>he got injured. / he needs help.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4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21" office:value-type="string">
            <text:p>指を怪我しました。肩を壁にぶつけました。足を角材にぶつけまし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4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29">
            <text:p>29</text:p>
          </table:table-cell>
          <table:table-cell table:style-name="ce2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21" office:value-type="string">
            <text:p>can you hold his arm? / please hold his body. / can you move these wood boards away for me? I want to make <text:s/>a space for him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5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30">
            <text:p>30</text:p>
          </table:table-cell>
          <table:table-cell table:style-name="ce2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喉が渇きました。水は、どこで飲めますか？水を飲む場所はありますか？水道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5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21" office:value-type="string">
            <text:p>you go forward. / you turn to the left. / and, you turn to the right / there is a toilet. / someone is using it now.</text:p>
          </table:table-cell>
          <table:table-cell table:style-name="ce22"/>
          <table:table-cell table:style-name="ce23" office:value-type="string">
            <text:p>direc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5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32">
            <text:p>32</text:p>
          </table:table-cell>
          <table:table-cell table:style-name="ce2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21" office:value-type="string">
            <text:p>ここに穴があります。危ないです。板を置きま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5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33">
            <text:p>33</text:p>
          </table:table-cell>
          <table:table-cell table:style-name="ce2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head is bleeding? where did he hit his head, when? / how did he fall on the floor? / how did you come here. train, car?</text:p>
          </table:table-cell>
          <table:table-cell table:style-name="ce22"/>
          <table:table-cell table:style-name="ce23" office:value-type="string">
            <text:p>reason, method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6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34">
            <text:p>34</text:p>
          </table:table-cell>
          <table:table-cell table:style-name="ce2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21" office:value-type="string">
            <text:p>why his nose is bleeding? / because an iron rod fell on his nose </text:p>
          </table:table-cell>
          <table:table-cell table:style-name="ce22"/>
          <table:table-cell table:style-name="ce23" office:value-type="string">
            <text:p>reason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6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35">
            <text:p>35</text:p>
          </table:table-cell>
          <table:table-cell table:style-name="ce2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it really happened? / he fell down on the floor. it is slippery.</text:p>
          </table:table-cell>
          <table:table-cell table:style-name="ce22"/>
          <table:table-cell table:style-name="ce23" office:value-type="string">
            <text:p>“reall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6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36">
            <text:p>36</text:p>
          </table:table-cell>
          <table:table-cell table:style-name="ce2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e says he wants to have a rest. / he says he is not feeling well. / he says he wants to sit down on the floor. / how does he feel?</text:p>
          </table:table-cell>
          <table:table-cell table:style-name="ce22"/>
          <table:table-cell table:style-name="ce23" office:value-type="string">
            <text:p>“say”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6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37">
            <text:p>37</text:p>
          </table:table-cell>
          <table:table-cell table:style-name="ce2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21" office:value-type="string">
            <text:p>his mouth got swollen. he hit his mouth on the iron bar.</text:p>
          </table:table-cell>
          <table:table-cell table:style-name="ce22"/>
          <table:table-cell table:style-name="ce23" office:value-type="string">
            <text:p>body par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6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38">
            <text:p>38</text:p>
          </table:table-cell>
          <table:table-cell table:style-name="ce2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腕から血が流れている。脚から血が流れている。 / 彼は、下の階へ落ちた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6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39">
            <text:p>39</text:p>
          </table:table-cell>
          <table:table-cell table:style-name="ce2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ここには、ロープが張られていない。落ちます。危険です。</text:p>
          </table:table-cell>
          <table:table-cell table:style-name="ce22"/>
          <table:table-cell table:style-name="ce23" office:value-type="string">
            <text:p>dang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6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0">
            <text:p>40</text:p>
          </table:table-cell>
          <table:table-cell table:style-name="ce2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21" office:value-type="string">
            <text:p>それはとても重いです。動かさなくていいです。後で、皆で動かしましょう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7">
            <text:p>1021 <text:s/>1050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41">
            <text:p>41</text:p>
          </table:table-cell>
          <table:table-cell table:style-name="ce2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21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22"/>
          <table:table-cell table:style-name="ce23" office:value-type="string">
            <text:p>性質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7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2">
            <text:p>42</text:p>
          </table:table-cell>
          <table:table-cell table:style-name="ce2" office:value-type="float" office:value="57">
            <text:p>57</text:p>
          </table:table-cell>
          <table:table-cell table:style-name="ce6"/>
          <table:table-cell table:style-name="ce9"/>
          <table:table-cell table:style-name="ce21" office:value-type="string">
            <text:p>２階から、３階へ、上がってもらえますか？そこで、壁を叩いてください。</text:p>
          </table:table-cell>
          <table:table-cell table:style-name="ce22"/>
          <table:table-cell table:style-name="ce23" office:value-type="string">
            <text:p>移動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7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43">
            <text:p>43</text:p>
          </table:table-cell>
          <table:table-cell table:style-name="ce2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21" office:value-type="string">
            <text:p>it is good. you are doing well. please do it. please continue it. / please do it again.</text:p>
          </table:table-cell>
          <table:table-cell table:style-name="ce22"/>
          <table:table-cell table:style-name="ce23" office:value-type="string">
            <text:p>良い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7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44">
            <text:p>44</text:p>
          </table:table-cell>
          <table:table-cell table:style-name="ce2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21" office:value-type="string">
            <text:p>can you hold this chord for me for a while? / I want to got to the toilet. / can you have this backet for me? I want to pour water into it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45">
            <text:p>45</text:p>
          </table:table-cell>
          <table:table-cell table:style-name="ce2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21" office:value-type="string">
            <text:p>水を出す筒。水。筒。彼は、水を出します。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7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6">
            <text:p>46</text:p>
          </table:table-cell>
          <table:table-cell table:style-name="ce2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21" office:value-type="string">
            <text:p>柱と、柱の周りに、水をかけてください。梁に、水をかけてください。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7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7">
            <text:p>47</text:p>
          </table:table-cell>
          <table:table-cell table:style-name="ce2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21" office:value-type="string">
            <text:p>たばこ。タバコを吸いますか？どこでタバコを吸えますか？タバコを吸う場所。喫煙所。</text:p>
          </table:table-cell>
          <table:table-cell table:style-name="ce22"/>
          <table:table-cell table:style-name="ce23" office:value-type="string">
            <text:p>things:tobacco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8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48">
            <text:p>48</text:p>
          </table:table-cell>
          <table:table-cell table:style-name="ce2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21" office:value-type="string">
            <text:p>休憩。時間。時刻。休憩の時間。あるいは、タバコを吸いますか？そして、水を飲みますか？</text:p>
          </table:table-cell>
          <table:table-cell table:style-name="ce22"/>
          <table:table-cell table:style-name="ce23" office:value-type="string">
            <text:p>syntax : and, 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8">
            <text:p>1021 <text:s/>1050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49">
            <text:p>49</text:p>
          </table:table-cell>
          <table:table-cell table:style-name="ce2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21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22"/>
          <table:table-cell table:style-name="ce23" office:value-type="string">
            <text:p>word : もう、すで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8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50">
            <text:p>50</text:p>
          </table:table-cell>
          <table:table-cell table:style-name="ce2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バケツに水を入れていください。ブラシ。ブラシで、鉄筋を、洗ってください。</text:p>
          </table:table-cell>
          <table:table-cell table:style-name="ce22"/>
          <table:table-cell table:style-name="ce23" office:value-type="string">
            <text:p>作業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8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51">
            <text:p>51</text:p>
          </table:table-cell>
          <table:table-cell table:style-name="ce2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21" office:value-type="string">
            <text:p>疲れましたか？暑いですか？１０分ぐらい、やすんでください。私が、代わりに、やります。</text:p>
          </table:table-cell>
          <table:table-cell table:style-name="ce22"/>
          <table:table-cell table:style-name="ce23" office:value-type="string">
            <text:p>健康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8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52">
            <text:p>52</text:p>
          </table:table-cell>
          <table:table-cell table:style-name="ce2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21" office:value-type="string">
            <text:p>do you know where the stairs are? / stairs / the stairs are on the other side / this side</text:p>
          </table:table-cell>
          <table:table-cell table:style-name="ce22"/>
          <table:table-cell table:style-name="ce23" office:value-type="string">
            <text:p>loca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9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53">
            <text:p>53</text:p>
          </table:table-cell>
          <table:table-cell table:style-name="ce2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21" office:value-type="string">
            <text:p>I have a hat. / you have a hat / did you buy that hat in japan?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9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54">
            <text:p>54</text:p>
          </table:table-cell>
          <table:table-cell table:style-name="ce2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21" office:value-type="string">
            <text:p>I am hungry / I didn't eat breakfast. / I want to eat. / I have some food.</text:p>
          </table:table-cell>
          <table:table-cell table:style-name="ce22"/>
          <table:table-cell table:style-name="ce23" office:value-type="string">
            <text:p>action : 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9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21" office:value-type="string">
            <text:p>a big hat / a small hat / the sun light / it comes / the sun light comes / the sun light doesn't come</text:p>
          </table:table-cell>
          <table:table-cell table:style-name="ce22"/>
          <table:table-cell table:style-name="ce23" office:value-type="string">
            <text:p>things : h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9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21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22"/>
          <table:table-cell table:style-name="ce23" office:value-type="string">
            <text:p>ea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9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6"/>
          <table:table-cell table:style-name="ce9"/>
          <table:table-cell table:style-name="ce21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22"/>
          <table:table-cell table:style-name="ce23" office:value-type="string">
            <text:p>bucket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39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58">
            <text:p>58</text:p>
          </table:table-cell>
          <table:table-cell table:style-name="ce2" office:value-type="float" office:value="80">
            <text:p>80</text:p>
          </table:table-cell>
          <table:table-cell table:style-name="ce6"/>
          <table:table-cell table:style-name="ce9"/>
          <table:table-cell table:style-name="ce21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59">
            <text:p>59</text:p>
          </table:table-cell>
          <table:table-cell table:style-name="ce2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21" office:value-type="string">
            <text:p>この板は、とても重いです。手では、運べません。運べないでしょう。 / 一輪車を、探し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">
            <text:p>1021 <text:s/>1050</text:p>
          </table:table-cell>
          <table:table-cell table:number-columns-repeated="1011"/>
        </table:table-row>
        <table:table-row table:style-name="ro24">
          <table:table-cell table:style-name="ce2" table:formula="of:=ROW()" office:value-type="float" office:value="60">
            <text:p>60</text:p>
          </table:table-cell>
          <table:table-cell table:style-name="ce2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1">
            <text:p>1021 <text:s/>1050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1">
            <text:p>61</text:p>
          </table:table-cell>
          <table:table-cell table:style-name="ce2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1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62">
            <text:p>62</text:p>
          </table:table-cell>
          <table:table-cell table:style-name="ce2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1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63">
            <text:p>63</text:p>
          </table:table-cell>
          <table:table-cell table:style-name="ce2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1">
            <text:p>1021 <text:s/>1050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4">
            <text:p>64</text:p>
          </table:table-cell>
          <table:table-cell table:style-name="ce2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2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65">
            <text:p>65</text:p>
          </table:table-cell>
          <table:table-cell table:style-name="ce2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22"/>
          <table:table-cell table:style-name="ce23" office:value-type="string">
            <text:p>weathe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2">
            <text:p>1021 <text:s/>1050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66">
            <text:p>66</text:p>
          </table:table-cell>
          <table:table-cell table:style-name="ce2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2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67">
            <text:p>67</text:p>
          </table:table-cell>
          <table:table-cell table:style-name="ce2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風。吹く。風が吹く。 / もし風が吹いたら。涼しい。涼しくなる。涼しくなるだろう。</text:p>
          </table:table-cell>
          <table:table-cell table:style-name="ce22"/>
          <table:table-cell table:style-name="ce23" office:value-type="string">
            <text:p>condition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3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68">
            <text:p>68</text:p>
          </table:table-cell>
          <table:table-cell table:style-name="ce2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22"/>
          <table:table-cell table:style-name="ce23" office:value-type="string">
            <text:p>week,month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3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69">
            <text:p>69</text:p>
          </table:table-cell>
          <table:table-cell table:style-name="ce2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3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70">
            <text:p>70</text:p>
          </table:table-cell>
          <table:table-cell table:style-name="ce2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22"/>
          <table:table-cell table:style-name="ce23" office:value-type="string">
            <text:p>labor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4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71">
            <text:p>71</text:p>
          </table:table-cell>
          <table:table-cell table:style-name="ce2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22"/>
          <table:table-cell table:style-name="ce23" office:value-type="string">
            <text:p>injury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4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72">
            <text:p>72</text:p>
          </table:table-cell>
          <table:table-cell table:style-name="ce2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呼吸。苦しい。感じる。 / 呼吸が苦しい。 / 胸。痛い。胸が痛い。 / 腹。腹が痛い。</text:p>
          </table:table-cell>
          <table:table-cell table:style-name="ce22"/>
          <table:table-cell table:style-name="ce23" office:value-type="string">
            <text:p>medical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5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73">
            <text:p>73</text:p>
          </table:table-cell>
          <table:table-cell table:style-name="ce2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22"/>
          <table:table-cell table:style-name="ce23" office:value-type="string">
            <text:p>tools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5">
            <text:p>1021 <text:s/>1050</text:p>
          </table:table-cell>
          <table:table-cell table:number-columns-repeated="1011"/>
        </table:table-row>
        <table:table-row table:style-name="ro23">
          <table:table-cell table:style-name="ce2" table:formula="of:=ROW()" office:value-type="float" office:value="74">
            <text:p>74</text:p>
          </table:table-cell>
          <table:table-cell table:style-name="ce2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21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22"/>
          <table:table-cell table:style-name="ce23" office:value-type="string">
            <text:p>シャベル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6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75">
            <text:p>75</text:p>
          </table:table-cell>
          <table:table-cell table:style-name="ce2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21" office:value-type="string">
            <text:p>氷。冷やす。冷たい。水で冷やす。 / 置く。首。首に置く。首に氷を置く。</text:p>
          </table:table-cell>
          <table:table-cell table:style-name="ce22"/>
          <table:table-cell table:style-name="ce23" office:value-type="string">
            <text:p>冷やす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6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76">
            <text:p>76</text:p>
          </table:table-cell>
          <table:table-cell table:style-name="ce2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21" office:value-type="string">
            <text:p>気温。高い。今日は、気温が高いです。/ 飲む。飲み物。食べる。食べ物。</text:p>
          </table:table-cell>
          <table:table-cell table:style-name="ce22"/>
          <table:table-cell table:style-name="ce23" office:value-type="string">
            <text:p>気温；飲む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6">
            <text:p>1021 <text:s/>1050</text:p>
          </table:table-cell>
          <table:table-cell table:number-columns-repeated="1011"/>
        </table:table-row>
        <table:table-row table:style-name="ro16">
          <table:table-cell table:style-name="ce2" table:formula="of:=ROW()" office:value-type="float" office:value="77">
            <text:p>77</text:p>
          </table:table-cell>
          <table:table-cell table:style-name="ce2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21" office:value-type="string">
            <text:p>hot / temperature / high, low / temperature is high / I want / I need / temperature is low / I want the temperature to be low.</text:p>
          </table:table-cell>
          <table:table-cell table:style-name="ce22"/>
          <table:table-cell table:style-name="ce23" office:value-type="string">
            <text:p>気温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6">
            <text:p>1021 <text:s/>1050</text:p>
          </table:table-cell>
          <table:table-cell table:number-columns-repeated="1011"/>
        </table:table-row>
        <table:table-row table:style-name="ro18">
          <table:table-cell table:number-columns-repeated="2" table:style-name="ce2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21" office:value-type="string">
            <text:p>消しゴム以外に、何を売っていますか？</text:p>
          </table:table-cell>
          <table:table-cell table:style-name="ce22" office:value-type="date" office:date-value="2021-04-29T16:41:16.94">
            <text:p>0429</text:p>
          </table:table-cell>
          <table:table-cell table:style-name="ce23" table:number-columns-repeated="2"/>
          <table:table-cell table:style-name="ce6" office:value-type="date" office:date-value="2021-03-25T13:08:31.82">
            <text:p>0325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6">
            <text:p>1021 <text:s/>1050</text:p>
          </table:table-cell>
          <table:table-cell table:number-columns-repeated="1011"/>
        </table:table-row>
        <table:table-row table:style-name="ro19">
          <table:table-cell table:number-columns-repeated="2" table:style-name="ce2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21" office:value-type="string">
            <text:p>昨日は、ぐっすりと眠りました。それなのに、今朝は眠いのです。</text:p>
          </table:table-cell>
          <table:table-cell table:style-name="ce22" office:value-type="date" office:date-value="2021-05-01T10:24:21.49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6">
            <text:p>1021 <text:s/>1050</text:p>
          </table:table-cell>
          <table:table-cell table:number-columns-repeated="1011"/>
        </table:table-row>
        <table:table-row table:style-name="ro18">
          <table:table-cell table:number-columns-repeated="2" table:style-name="ce2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部屋の中は暑くて、とても寝ていられません。</text:p>
          </table:table-cell>
          <table:table-cell table:style-name="ce22" office:value-type="date" office:date-value="2021-05-01T10:43:01.47">
            <text:p>0501</text:p>
          </table:table-cell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6">
            <text:p>1021 <text:s/>1050</text:p>
          </table:table-cell>
          <table:table-cell table:number-columns-repeated="1011"/>
        </table:table-row>
        <table:table-row table:style-name="ro19">
          <table:table-cell table:number-columns-repeated="2" table:style-name="ce2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21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21" office:value-type="string">
            <text:p>私は公園へ行く時、自転車を使います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21" office:value-type="string">
            <text:p>落花生が好きで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84">
            <text:p>84</text:p>
          </table:table-cell>
          <table:table-cell table:style-name="ce2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21" office:value-type="string">
            <text:p>傷の手当ての、新しい方法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85">
            <text:p>85</text:p>
          </table:table-cell>
          <table:table-cell table:style-name="ce2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水を飲みたいですか。何か食べたいで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86">
            <text:p>86</text:p>
          </table:table-cell>
          <table:table-cell table:style-name="ce2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21" office:value-type="string">
            <text:p>お腹が空いていますか。食事は、何時に食べました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87">
            <text:p>87</text:p>
          </table:table-cell>
          <table:table-cell table:style-name="ce2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あなたの名前はなんですか？ / 日本には、いつ来たのですか？</text:p>
          </table:table-cell>
          <table:table-cell table:style-name="ce22"/>
          <table:table-cell table:style-name="ce23" office:value-type="string">
            <text:p>nam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88">
            <text:p>88</text:p>
          </table:table-cell>
          <table:table-cell table:style-name="ce2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は、いつ来たのですか？</text:p>
          </table:table-cell>
          <table:table-cell table:style-name="ce22"/>
          <table:table-cell table:style-name="ce23" office:value-type="string">
            <text:p>when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7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89">
            <text:p>89</text:p>
          </table:table-cell>
          <table:table-cell table:style-name="ce2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日本に来て、どのくらい経ち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90">
            <text:p>90</text:p>
          </table:table-cell>
          <table:table-cell table:style-name="ce2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how do you come here? do you use railway?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91">
            <text:p>91</text:p>
          </table:table-cell>
          <table:table-cell table:style-name="ce2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21" office:value-type="string">
            <text:p>see you again. / have a nice day. / take care. / thank you for your help toda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92">
            <text:p>92</text:p>
          </table:table-cell>
          <table:table-cell table:style-name="ce2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21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93">
            <text:p>93</text:p>
          </table:table-cell>
          <table:table-cell table:style-name="ce2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ネジを回すための道具。持っていますか？/ ネジ。回す。道具。持っている。</text:p>
          </table:table-cell>
          <table:table-cell table:style-name="ce22"/>
          <table:table-cell table:style-name="ce24" office:value-type="string">
            <text:p>have ; 도구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94">
            <text:p>94</text:p>
          </table:table-cell>
          <table:table-cell table:style-name="ce2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21" office:value-type="string">
            <text:p>I like peanuts</text:p>
          </table:table-cell>
          <table:table-cell table:style-name="ce22"/>
          <table:table-cell table:style-name="ce24" office:value-type="string">
            <text:p>like</text:p>
          </table:table-cell>
          <table:table-cell table:style-name="ce23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95">
            <text:p>95</text:p>
          </table:table-cell>
          <table:table-cell table:style-name="ce2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coconut milk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96">
            <text:p>96</text:p>
          </table:table-cell>
          <table:table-cell table:style-name="ce2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like the sound of flute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97">
            <text:p>97</text:p>
          </table:table-cell>
          <table:table-cell table:style-name="ce2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21" office:value-type="string">
            <text:p>I do not like creaking sound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8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98">
            <text:p>98</text:p>
          </table:table-cell>
          <table:table-cell table:style-name="ce2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21" office:value-type="string">
            <text:p>上の階へ行きます。下の階から来ました。階段はありますか？まっすぐ行って、左側にあり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9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99">
            <text:p>99</text:p>
          </table:table-cell>
          <table:table-cell table:style-name="ce2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21" office:value-type="string">
            <text:p>今日は、雨が降ります。傘を持っていますか？カッパを持っていますか？私のカッパは、破れていまｓ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9">
            <text:p>1021 <text:s/>1050</text:p>
          </table:table-cell>
          <table:table-cell table:number-columns-repeated="1011"/>
        </table:table-row>
        <table:table-row table:style-name="ro22">
          <table:table-cell table:style-name="ce2" table:formula="of:=ROW()" office:value-type="float" office:value="100">
            <text:p>100</text:p>
          </table:table-cell>
          <table:table-cell table:style-name="ce2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9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01">
            <text:p>101</text:p>
          </table:table-cell>
          <table:table-cell table:style-name="ce2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21" office:value-type="string">
            <text:p>病院に行きます。救急車を呼びます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9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02">
            <text:p>102</text:p>
          </table:table-cell>
          <table:table-cell table:style-name="ce2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it takes another 2 hours. / I am sorry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49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03">
            <text:p>103</text:p>
          </table:table-cell>
          <table:table-cell table:style-name="ce2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頭を動かす。 / 顔を出す。 / 眼が見えない。 / 鼻が痛い。 / 口から泡が出る。/ 熱中症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04">
            <text:p>104</text:p>
          </table:table-cell>
          <table:table-cell table:style-name="ce2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21" office:value-type="string">
            <text:p>お金を持っていますか？いくら持っていますか？財布を落としました。財布を拾いましたか？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05">
            <text:p>105</text:p>
          </table:table-cell>
          <table:table-cell table:style-name="ce2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21" office:value-type="string">
            <text:p>休みの日。何をしますか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06">
            <text:p>106</text:p>
          </table:table-cell>
          <table:table-cell table:style-name="ce2" office:value-type="float" office:value="59">
            <text:p>59</text:p>
          </table:table-cell>
          <table:table-cell table:style-name="ce6"/>
          <table:table-cell table:style-name="ce9"/>
          <table:table-cell table:style-name="ce21" office:value-type="string">
            <text:p>it is not good. it is bad. please don't do it. please stop it.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">
            <text:p>1021 <text:s/>1050</text:p>
          </table:table-cell>
          <table:table-cell table:number-columns-repeated="1011"/>
        </table:table-row>
        <table:table-row table:style-name="ro21">
          <table:table-cell table:style-name="ce2" table:formula="of:=ROW()" office:value-type="float" office:value="107">
            <text:p>107</text:p>
          </table:table-cell>
          <table:table-cell table:style-name="ce2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21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">
            <text:p>1021 <text:s/>1050</text:p>
          </table:table-cell>
          <table:table-cell table:number-columns-repeated="1011"/>
        </table:table-row>
        <table:table-row table:style-name="ro20">
          <table:table-cell table:style-name="ce2" table:formula="of:=ROW()" office:value-type="float" office:value="108">
            <text:p>108</text:p>
          </table:table-cell>
          <table:table-cell table:style-name="ce2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21" office:value-type="string">
            <text:p>食中毒です。今朝、何を食べましたか？何を飲みましたか？ / レタスを食べました。</text:p>
          </table:table-cell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09">
            <text:p>109</text:p>
          </table:table-cell>
          <table:table-cell table:style-name="ce2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21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10">
            <text:p>110</text:p>
          </table:table-cell>
          <table:table-cell table:style-name="ce2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21" office:value-type="string">
            <text:p>ここで、壁を叩いてください。この作業をすると、疲れます。ご苦労様です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1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11">
            <text:p>111</text:p>
          </table:table-cell>
          <table:table-cell table:style-name="ce2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21" office:value-type="string">
            <text:p>朝は、何時から始まりますか？午後は、何時から始めますか？夕方は、何時に終わりますか？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1">
            <text:p>1021 <text:s/>1050</text:p>
          </table:table-cell>
          <table:table-cell table:number-columns-repeated="1011"/>
        </table:table-row>
        <table:table-row table:style-name="ro19">
          <table:table-cell table:style-name="ce2" table:formula="of:=ROW()" office:value-type="float" office:value="112">
            <text:p>112</text:p>
          </table:table-cell>
          <table:table-cell table:style-name="ce2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21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1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13">
            <text:p>113</text:p>
          </table:table-cell>
          <table:table-cell table:style-name="ce2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21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22"/>
          <table:table-cell table:style-name="ce23" office:value-type="string">
            <text:p>schedule</text:p>
          </table:table-cell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1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14">
            <text:p>114</text:p>
          </table:table-cell>
          <table:table-cell table:style-name="ce2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21" office:value-type="string">
            <text:p>rest / I rest / you rest / tired / I am tired / you are tired / he is tired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15">
            <text:p>115</text:p>
          </table:table-cell>
          <table:table-cell table:style-name="ce2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21" office:value-type="string">
            <text:p>hello. / thank you / good bye / good morning</text:p>
          </table:table-cell>
          <table:table-cell table:style-name="ce22"/>
          <table:table-cell table:style-name="ce23"/>
          <table:table-cell table:style-name="ce23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16">
            <text:p>116</text:p>
          </table:table-cell>
          <table:table-cell table:style-name="ce2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21" office:value-type="string">
            <text:p>help / I need / your help / I need your help</text:p>
            <text:p>injury / pain / you have pain / you got injure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17">
            <text:p>117</text:p>
          </table:table-cell>
          <table:table-cell table:style-name="ce2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21" office:value-type="string">
            <text:p>water / I drink / you drink / thirsty / I eat / we eat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18">
            <text:p>118</text:p>
          </table:table-cell>
          <table:table-cell table:style-name="ce2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21" office:value-type="string">
            <text:p>blood / blood on your face / blood on your arm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19">
            <text:p>119</text:p>
          </table:table-cell>
          <table:table-cell table:style-name="ce2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21" office:value-type="string">
            <text:p>he cut his leg / he cut his fingers / he cut his head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7">
          <table:table-cell table:style-name="ce2" table:formula="of:=ROW()" office:value-type="float" office:value="120">
            <text:p>120</text:p>
          </table:table-cell>
          <table:table-cell table:style-name="ce2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21" office:value-type="string">
            <text:p>blood / face / your face / arm / your arm</text:p>
          </table:table-cell>
          <table:table-cell table:style-name="ce22"/>
          <table:table-cell table:style-name="ce23"/>
          <table:table-cell table:style-name="ce23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5">
          <table:table-cell table:style-name="ce2" table:formula="of:=ROW()" office:value-type="float" office:value="121">
            <text:p>121</text:p>
          </table:table-cell>
          <table:table-cell table:style-name="ce2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21" office:value-type="string">
            <text:p>a box / to carry / to carry a box / he carries a box / he was carrying a box</text:p>
          </table:table-cell>
          <table:table-cell table:style-name="ce22"/>
          <table:table-cell table:style-name="ce23"/>
          <table:table-cell table:style-name="ce23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2">
            <text:p>122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3">
            <text:p>123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4">
            <text:p>124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5">
            <text:p>125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6">
            <text:p>126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7">
            <text:p>127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8">
            <text:p>128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29">
            <text:p>129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18">
          <table:table-cell table:style-name="ce2" table:formula="of:=ROW()" office:value-type="float" office:value="130">
            <text:p>130</text:p>
          </table:table-cell>
          <table:table-cell table:style-name="ce2"/>
          <table:table-cell table:style-name="ce6"/>
          <table:table-cell table:style-name="ce9"/>
          <table:table-cell table:style-name="ce21"/>
          <table:table-cell table:style-name="ce22"/>
          <table:table-cell table:style-name="ce23" table:number-columns-repeated="2"/>
          <table:table-cell table:style-name="ce6" office:value-type="string">
            <text:p>#</text:p>
          </table:table-cell>
          <table:table-cell table:style-name="ce15"/>
          <table:table-cell/>
          <table:table-cell table:style-name="ce17"/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1011"/>
        </table:table-row>
        <table:table-row table:style-name="ro5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21T10:50:22.52">
            <text:p>1021 <text:s/>105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21T10:50:22.52">
            <text:p>2021/10/21 10:5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1T10:50:22.52">
            <text:p>1021 <text:s/>1050</text:p>
          </table:table-cell>
          <table:table-cell table:style-name="ce7" table:formula="of:=NOW()" office:value-type="date" office:date-value="2021-10-21T10:50:22.52">
            <text:p>1021 <text:s/>105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21T10:50:22.52">
            <text:p>1021 <text:s/>105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5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5" office:value-type="string">
            <text:p>អាហារ / ឃ្លាន / ញ៉ាំ / ផឹក / ទឹក</text:p>
          </table:table-cell>
          <table:table-cell table:style-name="ce13" office:value-type="string">
            <text:p>aa3-haee3 / k6-len3 / niam3 / pa_k3 / ta_k3</text:p>
          </table:table-cell>
          <table:table-cell table:style-name="ce13" office:value-type="string">
            <text:p>food / hungry / eat / drink / water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/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13"/>
          <table:table-cell table:style-name="ce13" office:value-type="string">
            <text:p>it was monday, the eleventh of october, the first day of the week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دوشنبه بود، يازدهم ماه اکتبر، اولين روز هفته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6" office:value-type="string">
            <text:p><text:span text:style-name="T1">w : </text:span><text:span text:style-name="T1"><text:a xlink:href="https://youtu.be/K8mbMJ4S-RU?t=1219">https://youtu.be/K8mbMJ4S-RU?t=1219</text:a></text:span></text:p>
            <text:p><text:span text:style-name="T1">y : </text:span><text:span text:style-name="T1"><text:a xlink:href="https://youtu.be/K8mbMJ4S-RU?t=1244">https://youtu.be/K8mbMJ4S-RU?t=1244</text:a></text:span></text:p>
            <text:p><text:span text:style-name="T1">z : </text:span><text:span text:style-name="T1"><text:a xlink:href="https://youtu.be/K8mbMJ4S-RU?t=1272">https://youtu.be/K8mbMJ4S-RU?t=1272</text:a></text:span></text:p>
            <text:p><text:span text:style-name="T1">nz : </text:span><text:span text:style-name="T1"><text:a xlink:href="https://youtu.be/K8mbMJ4S-RU?t=1299">https://youtu.be/K8mbMJ4S-RU?t=1299</text:a></text:span></text:p>
          </table:table-cell>
          <table:table-cell table:style-name="ce13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1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14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2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/>
          <table:table-cell table:style-name="ce2" table:formula="of:=[.B15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6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/>
          <table:table-cell table:style-name="ce2" table:formula="of:=[.B17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2" office:value-type="string">
            <text:p>كان يوم الاربعاء، الثالث عشر من تشرين، الأسبوع الثالث، الشهر العاشر.</text:p>
          </table:table-cell>
          <table:table-cell table:style-name="ce13"/>
          <table:table-cell table:style-name="ce13" office:value-type="string">
            <text:p>it was wednesday, the thirteenth of october, the third week, the tenth month</text:p>
          </table:table-cell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8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2" office:value-type="string">
            <text:p>چهارشنبه بود، سيزدهم ماه اکتبر، هفته سوم، ماه دهم.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18T11:16:04.5">
            <text:p>1018</text:p>
          </table:table-cell>
          <table:table-cell table:style-name="ce9" office:value-type="string">
            <text:p>v-1</text:p>
          </table:table-cell>
          <table:table-cell table:style-name="ce12" office:value-type="string">
            <text:p>-</text:p>
          </table:table-cell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돈은 오지 않아. (2) 미케도 다시 `평평 자리` 까지 왔다. &lt;2&gt; `뒹굴` 을 한다. (3) 마사지 후 옹벽으로 돌아갈 때, 지금은 미케는 완전히 내가 올리는 걸 기다린다. &lt;2&gt; 내가 크로를 먼저 올리는 동안, 내 옆에서 앉아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było niedziele, siedemnasty października, trzeci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najpierw, skomponowanie. zakres dla niego, to dwa, `o-tu` i `kan`. (2) ćwiczenie dla `dai-kan`-u. &lt;2&gt; Porónając[comparing z dźwięku `kan`-u, przesuwasz[move twoją dolną wargę bardzie w kierunku środka, poziomo. &lt;3&gt; więc, kształt obu ust będzie bardziej okrągły[round i mniejszy. &lt;4&gt; kierunek powietrza jest, jak czuję, lekko bardziej, w górę, w porównaniu[comparison z dźwięku `kan`-u, relatywnie biorąc[speaking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。星期天。白天数学。物理学，没做。全部数学。（2）阿波罗尼奥斯之圆。线段AB。把这条线段分割，比率是m:n。有这样比率的点，它写所的轨迹[gui3ji1，这个轨迹终于成为一张圆。（3）这圆被称`阿波罗尼奥斯之圆`。（4）我昨天做的事，研究，这条AB的向B侧的扩展线，是不是相当于这张阿波罗圆的直径。（5）结论是，肯定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0T11:11:22.210001">
            <text:p>1020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. (1) 크로는 계단 옆에까지. (2) 곧 이어, 미케도 달려왔다. (3) 마사지는 할 만큼 했는데, `했다` 라고 말할 만큼 많이 했던 것이 아니었다.</text:p>
          </table:table-cell>
          <table:covered-table-cell table:number-columns-repeated="2" table:style-name="ce13"/>
          <table:table-cell table:style-name="ce14" office:value-type="string">
            <text:p>https://www.kpedia.jp/w/13622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 wtorek, dziewięćna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ćwiczenie podstawowe. (2) kompozycja, używająca dźwięków `dai-kan` -u, te na dziurach czwartej i piątej, czyli, pod względem wysokości tonu, 5 i 7f, czyli, pod względem nazwy nuty, B i D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昨天，星期二。（1）数学。关于因数的，自己设定的问题。（2）n|a-b,n|a+b。在这些两条条件下，n|ax，这一丝命题是不是真的？（3）答案是，如果x是一颗偶数的话，真也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утвержда'ют[assert, что n|(a-b),n|(a+b). (2) тогда, n де'лит 2а. (3) из условия 1, следует что, nm1=a+b,nm2=a-b. (4) если вычитание (m2-m1) равно' 2, тогда, b|n и b=n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0-21T09:12:55.35">
            <text:p>1021</text:p>
          </table:table-cell>
          <table:table-cell table:style-name="ce9" office:value-type="string">
            <text:p>k-1</text:p>
          </table:table-cell>
          <table:table-cell table:style-name="ce12" office:value-type="string" table:number-columns-spanned="3" table:number-rows-spanned="1">
            <text:p>두 마리 (1) 크로는 계단 앞에, 득, 계단의 어귀의 북쪽까지 나와있었다. (2) 미케도 두 삼 번 울렀지만, 곧 달려왔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2" office:value-type="string" table:number-columns-spanned="3" table:number-rows-spanned="1">
            <text:p>기온은 그저께만큼 추웠다. &lt;2&gt; 전기 히터는 이제 내고 있다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3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2" office:value-type="string" table:number-columns-spanned="3" table:number-rows-spanned="1">
            <text:p>to była środa, dwudziesty października, czwarty tydzień, dziesiąty miesiąc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3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2" office:value-type="string" table:number-columns-spanned="3" table:number-rows-spanned="1">
            <text:p>shino : (1) kompozycja. znowu używałem dźwięków `dai-kan`-u. Piękna. (2) nagrałem moją grę na telefonie.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3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2" office:value-type="string" table:number-columns-spanned="3" table:number-rows-spanned="1">
            <text:p>星期三。（1）数学。关于`因数`。做了一些演习。（2）其中一件是，n|(2n+3)。（3）n的范围有限。3的因数的全部。符号也是全部，正和负。所以，一共是，4个数。</text:p>
          </table:table-cell>
          <table:covered-table-cell table:number-columns-repeated="2"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/>
          <table:table-cell table:style-name="ce2" table:formula="of:=[.B3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2" office:value-type="string" table:number-columns-spanned="3" table:number-rows-spanned="1">
            <text:p>высоково'льтные ка'бели электропереда'чи[electric-transmission. (2) кабели генери'руют высокочасто'тные электромагни'тные во'лны. (3) поглоща'ть[absorb эту высо'кую часто'ту[frequency и превраща'ть[turn ее в электри'чество.</text:p>
          </table:table-cell>
          <table:covered-table-cell table:number-columns-repeated="2" table:style-name="ce13"/>
          <table:table-cell table:style-name="ce14" office:value-type="string">
            <text:p>http://benfranklin.chips.jp/cake_apps/Cake_IFM11/images/view/49679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2"/>
          <table:table-cell table:style-name="ce13" table:number-columns-repeated="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21T10:50:19.03">
            <text:p>1021 <text:s/>105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21T10:50:19.03">
            <text:p>1021 <text:s/>1050</text:p>
          </table:table-cell>
          <table:table-cell table:style-name="ce7" table:formula="of:=NOW()" office:value-type="date" office:date-value="2021-10-21T10:50:22.74">
            <text:p>1021 <text:s/>105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21T10:50:22.74">
            <text:p>1021 <text:s/>105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2021/10/21</text:date>, <text:time>10:50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21T10:50:21.59</dc:date>
    <dc:creator>iwabuchi ken</dc:creator>
    <meta:editing-duration>P8DT4H54M29S</meta:editing-duration>
    <meta:editing-cycles>1197</meta:editing-cycles>
    <meta:generator>OpenOffice/4.1.3$Win32 OpenOffice.org_project/413m1$Build-9783</meta:generator>
    <meta:document-statistic meta:table-count="6" meta:cell-count="1302" meta:object-count="0"/>
  </office:meta>
</office:document-meta>
</file>